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266cm" style:rel-column-width="31863*"/>
    </style:style>
    <style:style style:name="Tabella5.B" style:family="table-column">
      <style:table-column-properties style:column-width="8.735cm" style:rel-column-width="33672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ff0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00fff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/>
    </style:style>
    <style:style style:name="P2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5" style:family="paragraph" style:parent-style-name="Normale">
      <style:text-properties style:font-name="Arial" fo:font-size="11pt" style:font-size-asian="11pt" style:font-size-complex="11pt"/>
    </style:style>
    <style:style style:name="P26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7" style:family="paragraph" style:parent-style-name="Normale">
      <style:text-properties style:font-name="Times New Roman" fo:font-size="10.5pt" style:font-size-asian="10.5pt" style:font-size-complex="10.5pt"/>
    </style:style>
    <style:style style:name="P28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9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0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1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3" style:family="paragraph" style:parent-style-name="Standard">
      <style:paragraph-properties fo:background-color="transparent">
        <style:tab-stops/>
        <style:background-image/>
      </style:paragraph-properties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font-size-asian="10.5pt" style:font-size-complex="10.5pt"/>
    </style:style>
    <style:style style:name="P35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36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37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39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0" style:family="paragraph" style:parent-style-name="Text_20_body">
      <style:text-properties style:font-name="Times New Roman" fo:font-size="10.5pt" style:font-size-asian="10.5pt" style:font-size-complex="10.5pt"/>
    </style:style>
    <style:style style:name="P41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44" style:family="paragraph" style:parent-style-name="Standard" style:list-style-name="L1">
      <style:paragraph-properties fo:text-align="justify" style:justify-single-word="false"/>
    </style:style>
    <style:style style:name="P45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 style:list-style-name="L3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 style:list-style-name="L3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 style:list-style-name="L3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 style:list-style-name="L3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style:font-size-asian="11pt" style:font-size-complex="11pt"/>
    </style:style>
    <style:style style:name="P55" style:family="paragraph" style:parent-style-name="Standard" style:list-style-name="L3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style:font-size-asian="11pt" style:font-size-complex="11pt"/>
    </style:style>
    <style:style style:name="P56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58" style:family="paragraph" style:parent-style-name="Standard" style:list-style-name="L5">
      <style:paragraph-properties fo:margin-left="0cm" fo:margin-right="0cm" fo:text-align="justify" style:justify-single-word="false" fo:text-indent="0cm" style:auto-text-indent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59" style:family="paragraph" style:parent-style-name="Standard" style:list-style-name="L5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6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63" style:family="paragraph" style:parent-style-name="Normale">
      <style:text-properties style:font-name="Arial" fo:font-size="11pt" style:font-size-asian="11pt" style:font-size-complex="11pt"/>
    </style:style>
    <style:style style:name="P64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6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6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language="it" fo:country="IT" fo:font-weight="bold" fo:background-color="#ffff00" style:font-size-asian="10.5pt" style:font-weight-asian="bold" style:font-name-complex="Times New Roman" style:font-size-complex="10.5pt"/>
    </style:style>
    <style:style style:name="P67" style:family="paragraph" style:parent-style-name="Normale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68" style:family="paragraph" style:parent-style-name="Normale">
      <style:paragraph-properties>
        <style:tab-stops>
          <style:tab-stop style:position="-2.501cm" style:type="right"/>
        </style:tab-stops>
      </style:paragraph-properties>
    </style:style>
    <style:style style:name="P6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7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7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fo:background-color="transparent" style:font-size-asian="11pt" style:font-weight-asian="bold" style:font-size-complex="11pt"/>
    </style:style>
    <style:style style:name="P7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language="it" fo:country="IT" fo:font-weight="bold" fo:background-color="transparent" style:font-size-asian="11pt" style:font-weight-asian="bold" style:font-size-complex="11pt" style:font-weight-complex="bold"/>
    </style:style>
    <style:style style:name="P7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language="it" fo:country="IT" fo:font-weight="bold" fo:background-color="#ffff00" style:font-size-asian="11pt" style:font-weight-asian="bold" style:font-name-complex="Times New Roman" style:font-size-complex="11pt" style:font-weight-complex="bold"/>
    </style:style>
    <style:style style:name="P74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text-underline-style="none" fo:background-color="#ffff99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fo:background-color="transparent" style:font-weight-asian="normal" style:font-weight-complex="normal"/>
    </style:style>
    <style:style style:name="T6" style:family="text">
      <style:text-properties style:text-underline-style="none" fo:font-weight="normal" fo:background-color="#ffff00" style:font-weight-asian="normal" style:font-weight-complex="normal"/>
    </style:style>
    <style:style style:name="T7" style:family="text">
      <style:text-properties style:text-underline-style="none" fo:font-weight="normal" fo:background-color="#ffff66" style:font-weight-asian="normal" style:font-weight-complex="normal"/>
    </style:style>
    <style:style style:name="T8" style:family="text">
      <style:text-properties style:text-underline-style="none" fo:background-color="transparent" style:font-weight-complex="bold"/>
    </style:style>
    <style:style style:name="T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text-underline-style="none" style:font-size-asian="11pt" style:font-size-complex="11pt"/>
    </style:style>
    <style:style style:name="T11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3" style:family="text">
      <style:text-properties style:font-name="Arial" fo:background-color="transparent"/>
    </style:style>
    <style:style style:name="T14" style:family="text">
      <style:text-properties fo:font-size="9pt" style:text-underline-style="none" fo:background-color="#ffff00" style:font-size-asian="9pt" style:font-size-complex="9pt"/>
    </style:style>
    <style:style style:name="T15" style:family="text">
      <style:text-properties style:use-window-font-color="true" style:font-name="Arial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6" style:family="text"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style:use-window-font-color="true" style:font-name="Arial"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T18" style:family="text">
      <style:text-properties style:use-window-font-color="true"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0.5pt" fo:font-style="italic" style:text-underline-style="none" fo:font-weight="normal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T21" style:family="text">
      <style:text-properties style:font-name="Times New Roman" fo:font-size="10.5pt" fo:font-style="italic" style:text-underline-style="none" fo:font-weight="normal" fo:background-color="#ff99ff" style:font-size-asian="10.5pt" style:font-style-asian="italic" style:font-weight-asian="normal" style:font-size-complex="10.5pt" style:font-style-complex="italic" style:font-weight-complex="normal"/>
    </style:style>
    <style:style style:name="T22" style:family="text">
      <style:text-properties style:font-name="Times New Roman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3" style:family="text">
      <style:text-properties style:font-name="Times New Roman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4" style:family="text">
      <style:text-properties style:font-name="Times New Roman" fo:font-size="10.5pt" fo:font-style="normal" style:text-underline-style="solid" style:text-underline-width="auto" style:text-underline-color="font-color" fo:font-weight="normal" fo:background-color="#ffff0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5" style:family="text"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6" style:family="text">
      <style:text-properties style:font-name="Times New Roman" fo:font-size="10.5pt" fo:font-style="normal" style:text-underline-style="none" fo:font-weight="normal" fo:background-color="#ffff9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7" style:family="text"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T28" style:family="text">
      <style:text-properties style:font-name="Times New Roman" fo:font-size="10.5pt" style:text-underline-style="none" fo:font-weight="normal" fo:background-color="#ffff00" style:font-size-asian="10.5pt" style:font-weight-asian="normal" style:font-size-complex="10.5pt" style:font-weight-complex="normal"/>
    </style:style>
    <style:style style:name="T29" style:family="text">
      <style:text-properties style:font-name="Times New Roman" fo:font-size="10.5pt" style:text-underline-style="none" fo:font-weight="normal" fo:background-color="#ffff66" style:font-size-asian="10.5pt" style:font-weight-asian="normal" style:font-size-complex="10.5pt" style:font-weight-complex="normal"/>
    </style:style>
    <style:style style:name="T30" style:family="text">
      <style:text-properties style:font-name="Times New Roman" style:font-name-complex="Arial"/>
    </style:style>
    <style:style style:name="T31" style:family="text">
      <style:text-properties style:font-name="Times New Roman" fo:font-size="10pt" fo:font-style="normal" style:text-underline-style="none" fo:font-weight="normal" fo:background-color="#ffff9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32" style:family="text">
      <style:text-properties style:font-weight-complex="bold"/>
    </style:style>
    <style:style style:name="T33" style:family="text">
      <style:text-properties fo:font-variant="normal" fo:text-transform="none" style:use-window-font-color="true" style:text-line-through-style="none" style:font-name="Arial" fo:font-size="11pt" fo:letter-spacing="normal" fo:font-style="normal" style:text-underline-style="none" style:text-blinking="false" style:font-size-asian="11pt" style:font-size-complex="11pt" style:font-weight-complex="bold"/>
    </style:style>
    <style:style style:name="T34" style:family="text">
      <style:text-properties fo:font-size="10.5pt" fo:font-style="italic" fo:font-weight="bold" fo:background-color="transparent" style:font-size-asian="10.5pt" style:font-style-asian="italic" style:font-weight-asian="bold" style:font-size-complex="10.5pt" style:font-style-complex="italic" style:font-weight-complex="bold"/>
    </style:style>
    <style:style style:name="T35" style:family="text">
      <style:text-properties fo:font-size="10.5pt" fo:font-style="italic" style:text-underline-style="none" fo:font-weight="normal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T36" style:family="text">
      <style:text-properties fo:font-size="10.5pt" fo:font-style="italic" style:text-underline-style="none" fo:font-weight="normal" fo:background-color="#ff99ff" style:font-size-asian="10.5pt" style:font-style-asian="italic" style:font-weight-asian="normal" style:font-size-complex="10.5pt" style:font-style-complex="italic" style:font-weight-complex="normal"/>
    </style:style>
    <style:style style:name="T37" style:family="text">
      <style:text-properties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38" style:family="text">
      <style:text-properties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39" style:family="text">
      <style:text-properties fo:font-size="10.5pt" fo:font-style="normal" style:text-underline-style="solid" style:text-underline-width="auto" style:text-underline-color="font-color" fo:font-weight="normal" fo:background-color="#ffff0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40" style:family="text">
      <style:text-properties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41" style:family="text">
      <style:text-properties fo:font-size="10.5pt" fo:font-style="normal" style:text-underline-style="none" fo:font-weight="normal" fo:background-color="#ffff9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42" style:family="text">
      <style:text-properties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T43" style:family="text">
      <style:text-properties fo:font-size="10.5pt" style:text-underline-style="none" fo:font-weight="normal" fo:background-color="#ffff00" style:font-size-asian="10.5pt" style:font-weight-asian="normal" style:font-size-complex="10.5pt" style:font-weight-complex="normal"/>
    </style:style>
    <style:style style:name="T44" style:family="text">
      <style:text-properties fo:font-size="10.5pt" style:text-underline-style="none" fo:font-weight="normal" fo:background-color="#ffff66" style:font-size-asian="10.5pt" style:font-weight-asian="normal" style:font-size-complex="10.5pt" style:font-weight-complex="normal"/>
    </style:style>
    <style:style style:name="T45" style:family="text">
      <style:text-properties style:font-name="Arial"/>
    </style:style>
    <style:style style:name="T46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47" style:family="text">
      <style:text-properties style:font-name="Arial" fo:font-size="10.5pt" style:font-size-asian="10.5pt" style:font-size-complex="10.5pt"/>
    </style:style>
    <style:style style:name="T48" style:family="text">
      <style:text-properties style:font-name="Arial" fo:font-size="10.5pt" fo:background-color="#ffff00" style:font-size-asian="10.5pt" style:font-size-complex="10.5pt"/>
    </style:style>
    <style:style style:name="T49" style:family="text">
      <style:text-properties style:font-name="Arial" fo:font-size="11pt" style:font-size-asian="11pt" style:font-size-complex="11pt"/>
    </style:style>
    <style:style style:name="T50" style:family="text">
      <style:text-properties style:font-name="Arial" fo:font-size="11pt" style:font-size-asian="11pt" style:font-size-complex="11pt" style:font-weight-complex="bold"/>
    </style:style>
    <style:style style:name="T51" style:family="text">
      <style:text-properties style:font-name="Arial" fo:font-size="11pt" style:font-size-asian="11pt" style:font-name-complex="Arial" style:font-size-complex="11pt"/>
    </style:style>
    <style:style style:name="T5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3" style:family="text">
      <style:text-properties style:font-name="Arial" fo:font-size="11pt" fo:background-color="transparent" style:font-size-asian="11pt" style:font-size-complex="11pt"/>
    </style:style>
    <style:style style:name="T54" style:family="text">
      <style:text-properties style:font-name="Arial" fo:background-color="transparent"/>
    </style:style>
    <style:style style:name="T55" style:family="text">
      <style:text-properties style:font-name="Arial" style:font-name-complex="Ari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name-complex="Arial" style:font-style-complex="normal" style:font-weight-complex="normal"/>
    </style:style>
    <style:style style:name="T59" style:family="text">
      <style:text-properties fo:font-style="normal" style:text-underline-style="solid" style:text-underline-width="auto" style:text-underline-color="font-color" fo:font-weight="normal" fo:background-color="#ffff00" style:font-style-asian="normal" style:font-weight-asian="normal" style:font-name-complex="Arial" style:font-style-complex="normal" style:font-weight-complex="normal"/>
    </style:style>
    <style:style style:name="T60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tyle="normal" style:text-underline-style="none" fo:font-weight="normal" fo:background-color="#ffff99" style:font-style-asian="normal" style:font-weight-asian="normal" style:font-name-complex="Arial" style:font-style-complex="normal" style:font-weight-complex="normal"/>
    </style:style>
    <style:style style:name="T63" style:family="text">
      <style:text-properties style:font-name-complex="Arial"/>
    </style:style>
    <style:style style:name="T64" style:family="text">
      <style:text-properties style:text-underline-style="solid" style:text-underline-width="auto" style:text-underline-color="font-color" style:font-name-complex="Arial"/>
    </style:style>
    <style:style style:name="T65" style:family="text">
      <style:text-properties fo:font-size="10pt" fo:font-style="normal" style:text-underline-style="none" fo:font-weight="normal" fo:background-color="#ffff9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66" style:family="text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67" style:family="text">
      <style:text-properties fo:font-style="italic" style:text-underline-style="none" fo:font-weight="normal" fo:background-color="#ff99ff" style:font-style-asian="italic" style:font-weight-asian="normal" style:font-style-complex="italic" style:font-weight-complex="normal"/>
    </style:style>
    <style:style style:name="T68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4"><text:span text:style-name="Car._20_predefinito_20_paragrafo"><text:span text:style-name="T14">inviata a mezzo pec </text:span></text:span></text:p>
          </table:table-cell>
        </table:table-row>
      </table:table>
      <text:p text:style-name="Text_20_body"><text:span text:style-name="Car._20_predefinito_20_paragrafo"><text:span text:style-name="T10"/></text:span></text:p>
      <text:p text:style-name="Text_20_body"><text:span text:style-name="Car._20_predefinito_20_paragrafo"><text:span text:style-name="T10">CLASSIFICAZIONE ${documentRoot.protocollo.CLASS_COD_DEFINITIVO} - ${documentRoot.protocollo.FASCICOLO_ANNO_DEFINITIVO}/${documentRoot.protocollo.FASCICOLO_NUMERO_DEFINITIVO} </text:span></text:span></text:p>
      <text:p text:style-name="P40"><text:span text:style-name="Car._20_predefinito_20_paragrafo"><text:span text:style-name="T9">Prot. Numero: </text:span></text:span><text:bookmark text:name="i0RCdc"/><text:span text:style-name="Car._20_predefinito_20_paragrafo"><text:span text:style-name="T9">${documentRoot.protocollo.NUMERO_PROTOCOLLO}</text:span></text:span><text:span text:style-name="Car._20_predefinito_20_paragrafo"><text:span text:style-name="T10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46">Da citare nella risposta:</text:span></text:span></text:p>
            <text:p text:style-name="Normale"><text:span text:style-name="Car._20_predefinito_20_paragrafo"><text:span text:style-name="T47">pratica <text:s/>[numero] - </text:span></text:span><text:span text:style-name="Car._20_predefinito_20_paragrafo"><text:span text:style-name="T48">sigla</text:span></text:span></text:p>
            <text:p text:style-name="Normale"><text:span text:style-name="Car._20_predefinito_20_paragrafo"><text:span text:style-name="T49"><text:s/></text:span></text:span></text:p>
            <text:p text:style-name="Normale"/>
          </table:table-cell>
          <table:table-cell table:style-name="Tabella6.A1" office:value-type="string">
            <text:p text:style-name="P67"/>
          </table:table-cell>
          <table:table-cell table:style-name="Tabella6.A1" office:value-type="string">
            <text:p text:style-name="P69">All'Autorità di Sistema Portuale del Mar Ligure Occidentale</text:p>
            <text:p text:style-name="P69">Ufficio Territoriale di Savona</text:p>
            <text:p text:style-name="P69"><text:a xlink:type="simple" xlink:href="mailto:ufficioterritoriale.sv@pec.porto.genova.it" text:style-name="Internet_20_link" text:visited-style-name="Visited_20_Internet_20_Link">ufficioterritoriale.sv@pec.porto.genova.it</text:a></text:p>
            <text:p text:style-name="P69"/>
          </table:table-cell>
        </table:table-row>
        <table:table-row>
          <table:table-cell table:style-name="Tabella6.A1" office:value-type="string">
            <text:p text:style-name="P25">Allegati: <text:span text:style-name="T68">….. inserire il nome degli allegati che saranno da inserire anche in sfera</text:span></text:p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68"><text:span text:style-name="Car._20_predefinito_20_paragrafo"><text:span text:style-name="T52">All'Agenzia delle Dogane di Savona</text:span></text:span></text:p>
            <text:p text:style-name="P65"><text:a xlink:type="simple" xlink:href="mailto:dogane.savona@pce.agenziadogane.it" text:style-name="Internet_20_link" text:visited-style-name="Visited_20_Internet_20_Link"><text:span text:style-name="Car._20_predefinito_20_paragrafo"><text:span text:style-name="T50">dogane.savona@pce.agenziadogane.it</text:span></text:span></text:a></text:p>
            <text:p text:style-name="P65"><text:span text:style-name="Car._20_predefinito_20_paragrafo"><text:span text:style-name="T50"/></text:span></text:p>
          </table:table-cell>
        </table:table-row>
        <table:table-row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71">All'Azienda Sanitaria Locale N. 2 Savonese</text:p>
            <text:p text:style-name="P65"><text:a xlink:type="simple" xlink:href="mailto:protocollo@pec.asl2.liguria.it" text:style-name="Internet_20_link" text:visited-style-name="Visited_20_Internet_20_Link"><text:span text:style-name="Car._20_predefinito_20_paragrafo"><text:span text:style-name="T33">protocollo@pec.asl2.liguria.it</text:span></text:span></text:a></text:p>
            <text:p text:style-name="P65"><text:span text:style-name="Car._20_predefinito_20_paragrafo"><text:span text:style-name="T33"/></text:span></text:p>
          </table:table-cell>
        </table:table-row>
        <table:table-row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70">Alla Regione Liguria</text:p>
            <text:p text:style-name="P70">Servizio Procedimenti Concertativi</text:p>
            <text:p text:style-name="P65"><text:a xlink:type="simple" xlink:href="mailto:protocollo@pec.regione.liguria.it" text:style-name="Internet_20_link" text:visited-style-name="Visited_20_Internet_20_Link"><text:span text:style-name="Car._20_predefinito_20_paragrafo"><text:span text:style-name="T50">protocollo@pec.regione.liguria.it</text:span></text:span></text:a></text:p>
            <text:p text:style-name="P65"><text:span text:style-name="Car._20_predefinito_20_paragrafo"><text:span text:style-name="T50"/></text:span></text:p>
          </table:table-cell>
        </table:table-row>
        <table:table-row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72">Al Ministero per i Beni e le Attività Culturali</text:p>
            <text:p text:style-name="P69"><text:span text:style-name="T8">Soprintendenza Archeologia, Belle Arti e Paesaggio p</text:span><text:span text:style-name="T32">er la citta' Metropolitana di Genova e le Province di </text:span>Imperia, La Spezia e Savona</text:p>
            <text:p text:style-name="P65"><text:a xlink:type="simple" xlink:href="mailto:mbac-sabap-lig@mailcert.beniculturali.it" text:style-name="Internet_20_link" text:visited-style-name="Visited_20_Internet_20_Link"><text:span text:style-name="Car._20_predefinito_20_paragrafo"><text:span text:style-name="T49">mbac-sabap-lig@mailcert.beniculturali.it</text:span></text:span></text:a></text:p>
          </table:table-cell>
        </table:table-row>
        <table:table-row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69"/>
            <text:p text:style-name="P69">Al Sig. [richiedenti.nominativo;block=tbs:row;]</text:p>
            <text:p text:style-name="P69">[richiedenti.indirizzo]</text:p>
            <text:p text:style-name="P69">[richiedenti.cap] [richiedenti.comune] ([richiedenti.prov])</text:p>
            <text:p text:style-name="P69">in qualità di [richiedenti.titolo]</text:p>
            <text:p text:style-name="P69">della [richiedenti.ragsoc]</text:p>
            <text:p text:style-name="P69">[richiedenti.sede]</text:p>
            <text:p text:style-name="P73">[richiedenti.capd] [richiedenti.comuned] ([richiedenti.provd])</text:p>
            <text:p text:style-name="P73"/>
          </table:table-cell>
        </table:table-row>
        <text:soft-page-break/>
        <table:table-row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>E p.c.</text:p>
          </table:table-cell>
          <table:table-cell table:style-name="Tabella6.A1" office:value-type="string">
            <text:p text:style-name="P69">[progettisti.nominativo;block=tbs:row;]</text:p>
            <text:p text:style-name="P66"><text:span text:style-name="Car._20_predefinito_20_paragrafo"><text:span text:style-name="T49">[progettisti.pec]</text:span></text:span></text:p>
          </table:table-cell>
        </table:table-row>
      </table:table>
      <text:p text:style-name="P27"/>
      <text:p text:style-name="P2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7">Oggetto:</text:p>
          </table:table-cell>
          <table:table-cell table:style-name="Tabella2.A1" office:value-type="string">
            <text:p text:style-name="P31"><text:span text:style-name="Car._20_predefinito_20_paragrafo"><text:span text:style-name="T12">${documentRoot.protocollo.OGGETTO_PROTOCOLLO_DEFINITIVO} </text:span></text:span></text:p>
          </table:table-cell>
        </table:table-row>
      </table:table>
      <text:p text:style-name="P3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7">Oggetto:</text:p>
          </table:table-cell>
          <table:table-cell table:style-name="Tabella3.A1" office:value-type="string">
            <text:p text:style-name="P17">[tipo_pratica] <text:s text:c="2"/>presentata in data [data_presentazione] e recepita agli atti al prot. n° [protocollo] del [data_protocollo] relativa a [oggetto] presso [ubicazione]. - </text:p>
            <text:p text:style-name="P43"><text:span text:style-name="Car._20_predefinito_20_paragrafo"><text:span text:style-name="T53">Conferenza di servizi semplificata e in modalità asincrona ai sensi dell'art. 14-bis della legge 241/1990 per l'acquisizione degli atti d'assenso necessari per l'intervento edilizio come previsto dall'art. 23 bis del D.P.R. 380/01 </text:span></text:span></text:p>
          </table:table-cell>
        </table:table-row>
      </table:table>
      <text:p text:style-name="P19"/>
      <text:p text:style-name="P57"><text:span text:style-name="T19"><text:tab/></text:span><text:span text:style-name="T49">A seguito della presentazione della pratica in oggetto con la quale viene richiesta l'</text:span><text:span text:style-name="T51">acquisizione da parte dell’amministrazione degli atti di assenso necessari e preliminari all'intervento si dispone la convocazione della conferenza di Servizi in modalità “asincrona” ai sensi dell'art. 14 bis della L. 241/90 e s.m.i. e comunica quanto segue:</text:span></text:p>
      <text:list xml:id="list1295377704880866875" text:style-name="L3">
        <text:list-item>
          <text:p text:style-name="P53">Il Sig. [richiedenti.nominativo;block=tbs:row;] <text:s/>in qualità di [richiedenti.titolo] della [richiedenti.ragsoc] ha inoltrato <text:span text:style-name="T56"><text:s/>in data [data_presentazione] [tipo_pratica] (acquisita in pari data <text:s/>agli atti al prot. n° [protocollo] del [data_protocollo]). </text:span></text:p>
          <text:p text:style-name="P49">L'intervento previsto consiste in [oggetto] presso [ubicazione] ed è illustrato nella seguente documentazione che si trasmette:</text:p>
          <text:list>
            <text:list-item>
              <text:p text:style-name="P49">relazione tecnica</text:p>
            </text:list-item>
            <text:list-item>
              <text:p text:style-name="P49">elaborati grafici</text:p>
              <text:p text:style-name="P49">…...........</text:p>
            </text:list-item>
          </text:list>
          <text:p text:style-name="P49">Le Amministrazioni e gli uffici coinvolti nel presente procedimento e i pareri richiesti sono i seguenti:</text:p>
          <text:p text:style-name="P49">…...............</text:p>
        </text:list-item>
      </text:list>
      <text:p text:style-name="P48"/>
      <text:list xml:id="list35713489" text:continue-numbering="true" text:style-name="L3">
        <text:list-item>
          <text:p text:style-name="P53"><text:span text:style-name="T56">le Amministrazioni possono richiedere, ai sensi dell'art. 2, comma 7 della L. 241/1990 s.m.i., integrazioni documentali o chiarimenti relative a fatti, stati o qualità non attestati in documenti già in possesso dell'Amministrazione stessa e non direttamente acquisibili presso altre pubbliche amministrazioni entro e non oltre </text:span><text:span text:style-name="T57">il termine perentorio di giorni 15 </text:span><text:span text:style-name="T56">dalla data di ricevimento della presente.</text:span></text:p>
          <text:p text:style-name="P49">In caso di richiesta di documentazione/chiarimenti integrativi, i termini del procedimento sono sospesi per una sola volta e per un periodo non superiore a trenta giorni per l'acquisizione della documentazione richiesta;</text:p>
          <text:p text:style-name="P49"><text:span text:style-name="T63">Entro il medesimo termine </text:span><text:span text:style-name="T64">di giorni 15 </text:span><text:span text:style-name="T63">dalla data di ricevimento della presente le Amministrazioni e la parte istante possono formulare alla scrivente Amministrazione richiesta motivata di indizione della conferenza in forma simultanea e in modalità sincrona di cui all'art. 14-ter della L. 241/1990 s.m.i.</text:span></text:p>
          <text:p text:style-name="P50"/>
        </text:list-item>
        <text:list-item>
          <text:p text:style-name="P55"><text:span text:style-name="T60">La conferenza si svolge in modalità “asincrona” e quindi le Amministrazioni coinvolte devono rendere le proprie determinazioni motivate relative alla decisione oggetto della conferenza entro e non oltre </text:span><text:span text:style-name="T58">il termine perentorio di giorni </text:span><text:span text:style-name="T59">45/90</text:span><text:span text:style-name="T58"> dalla data di ricevimento della presente</text:span><text:span text:style-name="T61">, fatta salva l'eventuale sospensione disposta ai fini dell'integrazione documentale di cui alla precedente lettera b). </text:span><text:span text:style-name="T62">in caso di </text:span><text:span text:style-name="T62">tutela ambientale (piani di bacino), di beni culturali (vincolo architettonico), o alla tutela della salute dei cittadini il termine è di 90 giorni verificare e specificare </text:span></text:p>
          <text:p text:style-name="P52">La mancata comunicazione della determinazione entro il termine di cui alla lettera c) ovvero la comunicazione di una determinazione priva dei requisiti richiesti dal comma 3 dell'art. 14-bis della L. 241/1990 s.m.i. equivalgono ad assenso senza condizioni. </text:p>
          <text:p text:style-name="P52"/>
        </text:list-item>
        <text:list-item>
          <text:p text:style-name="P52"><text:soft-page-break/>L'eventuale riunione in forma simultanea e in modalità sincrona di cui all'art. 14-ter della L. 241/1990 s.m.i. (ossia con la partecipazione e la presenza dei rappresentanti degli Enti e degli uffici sopra indicati) si terrà entro 10 giorni dalla scadenza del termine di cui alla lettera c). Lo svolgimento di detta riunione è solo eventuale ed avrà luogo previa comunicazione di quest'ufficio.</text:p>
        </text:list-item>
      </text:list>
      <text:p text:style-name="P51"/>
      <text:p text:style-name="P56">Si comunica altresì:</text:p>
      <text:p text:style-name="P54"><text:span text:style-name="T5">- il responsabile del procedimento è l'[responsabile_procedimento] <text:s/></text:span><text:span text:style-name="T6">è il Dirigente architetto Giovanna Macario </text:span></text:p>
      <text:p text:style-name="P54"><text:span text:style-name="T5">- per informazioni relative alla pratica è possibile rivolgersi, all'istruttore tecnico </text:span><text:span text:style-name="T66">[istruttore_tecnico] </text:span><text:span text:style-name="T67">019 8310</text:span><text:span text:style-name="T66"> </text:span><text:span text:style-name="T5">e </text:span><text:span text:style-name="T7">in sua assenza all'arch. Caterina Curti.</text:span></text:p>
      <text:list xml:id="list1937283638403173700" text:style-name="L5">
        <text:list-header>
          <text:p text:style-name="P58">- gli atti del procedimento sono accessibili presso il Settore Pianificazione Territoriale, Corso Italia 19 Savona, il martedì ed il giovedì dalle ore 10,00 alle ore 12,30.</text:p>
          <text:p text:style-name="P59"/>
        </text:list-header>
      </text:list>
      <text:p text:style-name="P61">Distinti saluti.</text:p>
      <text:p text:style-name="P62"/>
      <text:p text:style-name="P19"><text:tab/></text:p>
      <text:p text:style-name="P3"><text:tab/></text:p>
      <text:p text:style-name="P35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2"/>
          </table:table-cell>
          <table:table-cell table:style-name="Tabella5.A1" office:value-type="string">
            <text:p text:style-name="P20">Il responsabile del Servizio Edilizia Privata</text:p>
            <text:p text:style-name="P21">Il Dirigente</text:p>
          </table:table-cell>
        </table:table-row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23">${documentRoot.protocollo.DIRIGENTE_DEFINITIVO} </text:p>
            <text:p text:style-name="P5">(Sottoscritto digitalmente ai sensi</text:p>
            <text:p text:style-name="P5">dell'art. 21 D.Lgs n. 82/2005 e s.m.i.)</text:p>
            <text:p text:style-name="P12"/>
          </table:table-cell>
        </table:table-row>
      </table:table>
      <text:p text:style-name="P15">REFERENTI PER LA PRATICA:</text:p>
      <text:p text:style-name="P16">Istruttore della pratica: <text:span text:style-name="T4"><text:s/>[istruttore_tecnico]</text:span> (0198310 <text:s text:c="8"/>)</text:p>
      <text:p text:style-name="P16">Responsabile del Servizio Edilizia Privata Arch. Luca Spada </text:p>
      <text:p text:style-name="P60"><text:span text:style-name="Car._20_predefinito_20_paragrafo"><text:span text:style-name="T3">Responsabile dell'U.O. Edilizia certificata Arch. Caterina Curti</text:span></text:span></text:p>
      <text:p text:style-name="P37"/>
      <text:p text:style-name="P37"/>
      <text:p text:style-name="P74"/>
      <text:p text:style-name="P42"/>
      <text:p text:style-name="P42"/>
      <text:p text:style-name="P42"/>
      <text:p text:style-name="P4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6T15:51:00.21</dc:date>
    <meta:print-date>2013-02-20T09:35:00</meta:print-date>
    <meta:editing-cycles>48</meta:editing-cycles>
    <meta:editing-duration>PT4H20M36S</meta:editing-duration>
    <meta:generator>OpenOffice/4.1.0$Win32 OpenOffice.org_project/410m18$Build-9764</meta:generator>
    <meta:document-statistic meta:table-count="6" meta:image-count="1" meta:object-count="0" meta:page-count="3" meta:paragraph-count="78" meta:word-count="780" meta:character-count="6169"/>
  </office:meta>
</office:document-meta>
</file>